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s/></text:p>
      <text:p text:style-name="Standard">-Test new() and clone() instructions.</text:p>
      <text:p text:style-name="Standard">-In new(): CurrentObject and CurrentLayer should be chosen from the context.<text:s/></text:p>
      <text:p text:style-name="Standard">-Reserve memory better in createNewEntities();</text:p>
      <text:p text:style-name="Standard">-Bind “control” functions (ex.: EveModule::controlText) from entities to “function” instruction.</text:p>
      <text:p text:style-name="Standard">-Implement special functions: new and delete – creating and deleting all types of entities.</text:p>
      <text:p text:style-name="Standard">-Killing entities: sets “deleted” variable to true, all events will ignore these entities, remove “deleted” entities after finishing current event instructions.</text:p>
      <text:p text:style-name="Standard">-Add “print” instruction.</text:p>
      <text:p text:style-name="Standard">-Implement while loops and/or directives – add repetition and group flow management to if statements.</text:p>
      <text:p text:style-name="Standard">-Add instruction: “execute(string code)” – translate “code” into dynamic events, put them after current event, make an interrupt and execute all new dynamic event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Create new event system.</text:p>
      <text:p text:style-name="Standard">-Create logging system with filter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soft-page-break/>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9-16T22:05:00Z</dc:date>
    <meta:template xlink:href="Normal.dotm" xlink:type="simple"/>
    <meta:editing-cycles>556</meta:editing-cycles>
    <meta:editing-duration>PT839100S</meta:editing-duration>
    <meta:document-statistic meta:page-count="5" meta:paragraph-count="23" meta:word-count="1734" meta:character-count="11599" meta:row-count="82" meta:non-whitespace-character-count="9888"/>
  </office:meta>
</office:document-meta>
</file>